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text-properties fo:color="#ff0000"/>
    </style:style>
    <style:style style:name="P3" style:family="paragraph">
      <style:text-properties style:use-window-font-color="true"/>
    </style:style>
    <style:style style:name="P4" style:family="paragraph">
      <style:paragraph-properties fo:text-align="center"/>
    </style:style>
    <style:style style:name="T1" style:family="text">
      <style:text-properties style:font-name="Courier 10 Pitch" fo:font-size="26pt" style:font-size-asian="26pt" style:font-size-complex="26pt"/>
    </style:style>
    <style:style style:name="T2" style:family="text">
      <style:text-properties fo:color="#ff0000"/>
    </style:style>
    <style:style style:name="T3" style:family="text">
      <style:text-properties style:use-window-font-color="true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SE 201 Fin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Kevin Dyer</text:p>
            <text:p>Conway Wong</text:p>
            <text:p>Winter 201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eline Tim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e Appendix A for query definitions</text:p>
              </text:list-item>
              <text:list-item>
                <text:p>Query 1 - &lt;insert time&gt;</text:p>
              </text:list-item>
              <text:list-item>
                <text:p>Query 2 - &lt;insert time&gt;</text:p>
              </text:list-item>
              <text:list-item>
                <text:p>Query 3- &lt;insert time&gt;</text:p>
              </text:list-item>
              <text:list-item>
                <text:p>Query 4- &lt;insert time&gt;</text:p>
              </text:list-item>
              <text:list-item>
                <text:p>Query 5- &lt;insert time&gt;</text:p>
              </text:list-item>
              <text:list-item>
                <text:p>Query 6- &lt;insert time&gt;</text:p>
                <text:p/>
              </text:list-item>
              <text:list-item>
                <text:p>Each query was performed on the 70M row AWS instance and immediately after clearing the cache</text:p>
                <text:list>
                  <text:list-header>
                    <text:p><text:span text:style-name="T1">&gt; sync; /etc/init.d/postgresql stop; echo 3 &gt; /proc/sys/vm/drop_caches; /etc/init.d/postgresql star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o Precomputation with Indexes Tim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e Appendix B for index definitions</text:p>
              </text:list-item>
              <text:list-item>
                <text:p>Query 1 - &lt;insert time&gt;</text:p>
              </text:list-item>
              <text:list-item>
                <text:p>Query 2 - &lt;insert time&gt;</text:p>
              </text:list-item>
              <text:list-item>
                <text:p>Query 3- &lt;insert time&gt;</text:p>
              </text:list-item>
              <text:list-item>
                <text:p>Query 4- &lt;insert time&gt;</text:p>
              </text:list-item>
              <text:list-item>
                <text:p>Query 5- &lt;insert time&gt;</text:p>
              </text:list-item>
              <text:list-item>
                <text:p>Query 6- &lt;insert time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computation Lattice</text:p>
          </draw:text-box>
        </draw:frame>
        <draw:frame draw:style-name="gr2" draw:text-style-name="P2" draw:layer="layout" svg:width="5.842cm" svg:height="0.962cm" svg:x="10.922cm" svg:y="17.072cm">
          <draw:text-box>
            <text:p><text:span text:style-name="T2">Product, Customer</text:span></text:p>
          </draw:text-box>
        </draw:frame>
        <draw:frame draw:style-name="gr3" draw:layer="layout" svg:width="6.096cm" svg:height="0.962cm" svg:x="20.32cm" svg:y="13.262cm">
          <draw:text-box>
            <text:p>Product, State</text:p>
          </draw:text-box>
        </draw:frame>
        <draw:frame draw:style-name="gr2" draw:text-style-name="P3" draw:layer="layout" svg:width="6.858cm" svg:height="0.962cm" svg:x="3.048cm" svg:y="13.262cm">
          <draw:text-box>
            <text:p><text:span text:style-name="T3">Category, Customer</text:span></text:p>
          </draw:text-box>
        </draw:frame>
        <draw:frame draw:style-name="gr2" draw:layer="layout" svg:width="2.032cm" svg:height="0.962cm" svg:x="13.462cm" svg:y="4.826cm">
          <draw:text-box>
            <text:p>All</text:p>
          </draw:text-box>
        </draw:frame>
        <draw:frame draw:style-name="gr3" draw:text-style-name="P2" draw:layer="layout" svg:width="2.032cm" svg:height="0.962cm" svg:x="22.606cm" svg:y="9.452cm">
          <draw:text-box>
            <text:p><text:span text:style-name="T2">State</text:span></text:p>
          </draw:text-box>
        </draw:frame>
        <draw:frame draw:style-name="gr2" draw:text-style-name="P2" draw:layer="layout" svg:width="3.556cm" svg:height="0.962cm" svg:x="4.826cm" svg:y="9.344cm">
          <draw:text-box>
            <text:p><text:span text:style-name="T2">Category</text:span></text:p>
          </draw:text-box>
        </draw:frame>
        <draw:frame draw:style-name="gr2" draw:text-style-name="P2" draw:layer="layout" svg:width="3.556cm" svg:height="0.962cm" svg:x="16.002cm" svg:y="9.398cm">
          <draw:text-box>
            <text:p><text:span text:style-name="T2">Customer</text:span></text:p>
          </draw:text-box>
        </draw:frame>
        <draw:frame draw:style-name="gr2" draw:layer="layout" svg:width="3.556cm" svg:height="0.962cm" svg:x="10.668cm" svg:y="9.452cm">
          <draw:text-box>
            <text:p>Product</text:p>
          </draw:text-box>
        </draw:frame>
        <draw:frame draw:style-name="gr2" draw:text-style-name="P2" draw:layer="layout" svg:width="6.858cm" svg:height="0.962cm" svg:x="11.938cm" svg:y="13.462cm">
          <draw:text-box>
            <text:p><text:span text:style-name="T2">State, Category</text:span></text:p>
          </draw:text-box>
        </draw:frame>
        <draw:line draw:style-name="gr4" draw:text-style-name="P4" draw:layer="layout" svg:x1="10.922cm" svg:y1="17.072cm" svg:x2="7.874cm" svg:y2="14.478cm">
          <text:p/>
        </draw:line>
        <draw:line draw:style-name="gr4" draw:text-style-name="P4" draw:layer="layout" svg:x1="6.096cm" svg:y1="13.208cm" svg:x2="6.096cm" svg:y2="10.414cm">
          <text:p/>
        </draw:line>
        <draw:line draw:style-name="gr4" draw:text-style-name="P4" draw:layer="layout" svg:x1="8.636cm" svg:y1="12.954cm" svg:x2="16.764cm" svg:y2="10.36cm">
          <text:p/>
        </draw:line>
        <draw:line draw:style-name="gr4" draw:text-style-name="P4" draw:layer="layout" svg:x1="9.144cm" svg:y1="13.716cm" svg:x2="11.684cm" svg:y2="13.716cm">
          <text:p/>
        </draw:line>
        <draw:line draw:style-name="gr5" draw:text-style-name="P4" draw:layer="layout" svg:x1="20.32cm" svg:y1="13.97cm" svg:x2="17.272cm" svg:y2="13.97cm">
          <text:p/>
        </draw:line>
        <draw:line draw:style-name="gr5" draw:text-style-name="P4" draw:layer="layout" svg:x1="21.082cm" svg:y1="13.208cm" svg:x2="12.7cm" svg:y2="10.414cm">
          <text:p/>
        </draw:line>
        <draw:line draw:style-name="gr5" draw:text-style-name="P4" draw:layer="layout" svg:x1="23.622cm" svg:y1="12.954cm" svg:x2="23.622cm" svg:y2="10.668cm">
          <text:p/>
        </draw:line>
        <draw:line draw:style-name="gr5" draw:text-style-name="P4" draw:layer="layout" svg:x1="16.764cm" svg:y1="17.272cm" svg:x2="21.082cm" svg:y2="14.478cm">
          <text:p/>
        </draw:line>
        <draw:line draw:style-name="gr5" draw:text-style-name="P4" draw:layer="layout" svg:x1="12.446cm" svg:y1="12.954cm" svg:x2="7.874cm" svg:y2="10.668cm">
          <text:p/>
        </draw:line>
        <draw:line draw:style-name="gr5" draw:text-style-name="P4" draw:layer="layout" svg:x1="15.748cm" svg:y1="13.208cm" svg:x2="22.606cm" svg:y2="10.668cm">
          <text:p/>
        </draw:line>
        <draw:line draw:style-name="gr5" draw:text-style-name="P4" draw:layer="layout" svg:x1="7.366cm" svg:y1="8.89cm" svg:x2="13.208cm" svg:y2="5.588cm">
          <text:p/>
        </draw:line>
        <draw:line draw:style-name="gr5" draw:text-style-name="P4" draw:layer="layout" svg:x1="12.192cm" svg:y1="9.398cm" svg:x2="13.716cm" svg:y2="5.788cm">
          <text:p/>
        </draw:line>
        <draw:line draw:style-name="gr5" draw:text-style-name="P4" draw:layer="layout" svg:x1="16.764cm" svg:y1="9.144cm" svg:x2="14.478cm" svg:y2="5.842cm">
          <text:p/>
        </draw:line>
        <draw:line draw:style-name="gr5" draw:text-style-name="P4" draw:layer="layout" svg:x1="23.114cm" svg:y1="9.398cm" svg:x2="14.986cm" svg:y2="5.588cm">
          <text:p/>
        </draw:line>
        <draw:line draw:style-name="gr5" draw:text-style-name="P4" draw:layer="layout" svg:x1="10.668cm" svg:y1="9.906cm" svg:x2="7.874cm" svg:y2="9.906cm">
          <text:p/>
        </draw:line>
        <draw:line draw:style-name="gr4" draw:text-style-name="P4" draw:layer="layout" svg:x1="19.304cm" svg:y1="9.906cm" svg:x2="22.352cm" svg:y2="9.906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computed Tables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e Appendix C for table creation definitions</text:p>
              </text:list-item>
              <text:list-item>
                <text:p>pstate</text:p>
              </text:list-item>
              <text:list-item>
                <text:p>Query 2 - &lt;insert time&gt;</text:p>
              </text:list-item>
              <text:list-item>
                <text:p>Query 3- &lt;insert time&gt;</text:p>
              </text:list-item>
              <text:list-item>
                <text:p>Query 4- &lt;insert time&gt;</text:p>
              </text:list-item>
              <text:list-item>
                <text:p>Query 5- &lt;insert time&gt;</text:p>
              </text:list-item>
              <text:list-item>
                <text:p>Query 6- &lt;insert time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computed Queries Times 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See Appendix D for query definitions</text:p>
              </text:list-item>
              <text:list-item>
                <text:p>Query 1 – 7.139 s</text:p>
              </text:list-item>
              <text:list-item>
                <text:p>Query 2 - 1.171 ms</text:p>
              </text:list-item>
              <text:list-item>
                <text:p>Query 3 - 3.281 ms</text:p>
              </text:list-item>
              <text:list-item>
                <text:p>Query 4 – 736.743 s</text:p>
              </text:list-item>
              <text:list-item>
                <text:p>Query 5 – 6.613 s</text:p>
              </text:list-item>
              <text:list-item>
                <text:p>Query 6 – 107.460 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3">
                <text:list-header>
                  <text:p>*Note: these times are only with the customer_name index on pcustomer_product. None on dollar_value indexes</text:p>
                </text:list-header>
                <text:list-item>
                  <text:p>We thought about improving query #4 with an index on dollar_value, but since we are doing a full table scan, an index won't help as described by <text:a xlink:href="http://www.postgresql.org/docs/8.3/static/indexes-ordering.html" xlink:type="simple">http://www.postgresql.org/docs/8.3/static/indexes-ordering.html</text:a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A</text:p>
          </draw:text-box>
        </draw:frame>
        <draw:frame presentation:style-name="pr4" draw:layer="layout" svg:width="25.199cm" svg:height="14.898cm" svg:x="1.524cm" svg:y="4.914cm" presentation:class="outline" presentation:user-transformed="true">
          <draw:text-box>
            <text:list text:style-name="L2">
              <text:list-item>
                <text:p>Query 1:<text:line-break/><text:span text:style-name="T4">SELECT users.name as customer_name, sum(sales.quantity) as quantity_sold, sum(sales.price) as dollar_value</text:span></text:p>
                <text:p><text:span text:style-name="T4">FROM users, sales </text:span></text:p>
                <text:p><text:span text:style-name="T4">WHERE users.id = sales.uid</text:span></text:p>
                <text:p><text:span text:style-name="T4">GROUP BY users.name</text:span></text:p>
              </text:list-item>
              <text:list-item>
                <text:p>Query 2:</text:p>
                <text:p><text:span text:style-name="T5">SELECT states.name as state_name, sum(sales.quantity) as quantity_sold, sum(sales.price) as dollar_value</text:span></text:p>
                <text:p><text:span text:style-name="T5">FROM sales, users, states</text:span></text:p>
                <text:p><text:span text:style-name="T5">WHERE sales.uid = users.id AND </text:span></text:p>
                <text:p><text:span text:style-name="T5">users.state = states.id</text:span></text:p>
                <text:p><text:span text:style-name="T5">GROUP BY states.name</text:span></text:p>
              </text:list-item>
              <text:list-item>
                <text:p>Query 3:</text:p>
                <text:p><text:span text:style-name="T5">SELECT products.sku as product_sku, sum(sales.quantity) as quantity_sold, sum(sales.price) as dollar_value</text:span></text:p>
                <text:p><text:span text:style-name="T5">FROM sales, products, users</text:span></text:p>
                <text:p><text:span text:style-name="T5">WHERE </text:span><text:span text:style-name="T5"><text:tab/></text:span><text:span text:style-name="T5">users.name = 'user_1' AND </text:span></text:p>
                <text:p><text:span text:style-name="T5">sales.uid = users.id AND </text:span></text:p>
                <text:p><text:span text:style-name="T5">products.id = sales.pid</text:span></text:p>
                <text:p><text:span text:style-name="T5">GROUP BY products.sku</text:span></text:p>
                <text:p><text:span text:style-name="T5">ORDER BY dollar_val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A (cont)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Query 3:</text:p>
                <text:p><text:span text:style-name="T5">SELECT products.sku as product_sku, sum(sales.quantity) as quantity_sold, sum(sales.price) as dollar_value</text:span></text:p>
                <text:p><text:span text:style-name="T5">FROM sales, products, users</text:span></text:p>
                <text:p><text:span text:style-name="T5">WHERE </text:span><text:span text:style-name="T5"><text:tab/></text:span><text:span text:style-name="T5">users.name = 'user_1' AND </text:span></text:p>
                <text:p><text:span text:style-name="T5">sales.uid = users.id AND </text:span></text:p>
                <text:p><text:span text:style-name="T5">products.id = sales.pid</text:span></text:p>
                <text:p><text:span text:style-name="T5">GROUP BY products.sku</text:span></text:p>
                <text:p><text:span text:style-name="T5">ORDER BY dollar_value</text:span></text:p>
              </text:list-item>
              <text:list-item>
                <text:p>Query 4:</text:p>
                <text:p><text:span text:style-name="T5">SELECT products.sku as product_sku, users.name as customer, sum(sales.quantity) as quantity_sold, sum(sales.price) as dollar_value</text:span></text:p>
                <text:p><text:span text:style-name="T5">FROM sales, products, users</text:span></text:p>
                <text:p><text:span text:style-name="T5">WHERE sales.uid = users.id AND </text:span></text:p>
                <text:p><text:span text:style-name="T5">products.id = sales.pid</text:span></text:p>
                <text:p><text:span text:style-name="T5">GROUP BY products.sku, users.name</text:span></text:p>
                <text:p><text:span text:style-name="T5">ORDER BY dollar_val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A (cont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ry 5:</text:p>
                <text:p><text:span text:style-name="T5">SELECT states.name as state_name, categories.name as category_name, sum(sales.quantity) as total_quantity, sum(sales.price) as dollar_value</text:span></text:p>
                <text:p><text:span text:style-name="T5">FROM sales, products, users, categories, states</text:span></text:p>
                <text:p><text:span text:style-name="T5">WHERE sales.uid = users.id AND</text:span></text:p>
                <text:p><text:span text:style-name="T5">users.state = states.id AND</text:span></text:p>
                <text:p><text:span text:style-name="T5">products.id = sales.pid AND</text:span></text:p>
                <text:p><text:span text:style-name="T5">categories.id = products.cid</text:span></text:p>
                <text:p><text:span text:style-name="T5">GROUP BY states.name, categories.na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A (cont)</text:p>
          </draw:text-box>
        </draw:frame>
        <draw:frame presentation:style-name="pr4" draw:layer="layout" svg:width="25.199cm" svg:height="15.66cm" svg:x="1.217cm" svg:y="4.318cm" presentation:class="outline" presentation:user-transformed="true">
          <draw:text-box>
            <text:list text:style-name="L2">
              <text:list-item>
                <text:p>Query 6:</text:p>
                <text:p><text:span text:style-name="T5">with top_20_categories as (</text:span></text:p>
                <text:p><text:span text:style-name="T5">select c.id as category_id, c.name as category_name, sum(s.quantity) as quantity_sold, sum(s.price) as dollar_value</text:span></text:p>
                <text:p><text:span text:style-name="T5">from sales as s</text:span></text:p>
                <text:p><text:span text:style-name="T5">inner join products as p on s.pid=p.id</text:span></text:p>
                <text:p><text:span text:style-name="T5">inner join categories as c on p.cid=c.id</text:span></text:p>
                <text:p><text:span text:style-name="T5">group by c.id, c.name</text:span></text:p>
                <text:p><text:span text:style-name="T5">order by dollar_value desc</text:span></text:p>
                <text:p><text:span text:style-name="T5">limit 20</text:span></text:p>
                <text:p><text:span text:style-name="T5">), top_20_customers as (</text:span></text:p>
                <text:p><text:span text:style-name="T5">select u.id as customer_id, u.name as customer_name, sum(s.quantity) as quantity_sold, sum(s.price) as dollar_value</text:span></text:p>
                <text:p><text:span text:style-name="T5">from sales as s</text:span></text:p>
                <text:p><text:span text:style-name="T5">inner join users as u on s.uid=u.id</text:span></text:p>
                <text:p><text:span text:style-name="T5">group by u.id, u.name</text:span></text:p>
                <text:p><text:span text:style-name="T5">order by dollar_value desc</text:span></text:p>
                <text:p><text:span text:style-name="T5">limit 20</text:span></text:p>
                <text:p><text:span text:style-name="T5">)</text:span></text:p>
                <text:p><text:span text:style-name="T5">select tcat.category_name as top_category, tc.customer_name as top_customer, sum(s.quantity) as quantity_sold, sum(s.price) as dollar_value</text:span></text:p>
                <text:p><text:span text:style-name="T5">from sales s</text:span></text:p>
                <text:p><text:span text:style-name="T5">inner join products as p on s.pid=p.id</text:span></text:p>
                <text:p><text:span text:style-name="T5">inner join top_20_categories as tcat on p.cid=tcat.category_id</text:span></text:p>
                <text:p><text:span text:style-name="T5">inner join top_20_customers as tc on s.uid=tc.customer_id</text:span></text:p>
                <text:p><text:span text:style-name="T5">group by tcat.category_name, tc.customer_name</text:span></text:p>
                <text:p><text:span text:style-name="T5">order by dollar_value des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B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C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6">Query 1</text:span></text:p>
                <text:p>SELECT * FROM pcustomer;</text:p>
              </text:list-item>
              <text:list-item>
                <text:p><text:span text:style-name="T6">Query 2</text:span></text:p>
                <text:p>SELECT * FROM pstate;</text:p>
              </text:list-item>
              <text:list-item>
                <text:p><text:span text:style-name="T6">Query 3</text:span></text:p>
                <text:p>SELECT <text:s/>*</text:p>
                <text:p>FROM pcustomer_product</text:p>
                <text:p>WHERE pcustomer_product.customer_name = 'user_1001'</text:p>
                <text:p>ORDER BY dollar_value DESC;</text:p>
              </text:list-item>
              <text:list-item>
                <text:p><text:span text:style-name="T6">Query 4</text:span></text:p>
                <text:p>SELECT <text:s/>*</text:p>
                <text:p>FROM pcustomer_product</text:p>
                <text:p>ORDER BY dollar_value DESC;</text:p>
              </text:list-item>
              <text:list-item>
                <text:p><text:span text:style-name="T6">Query 5</text:span></text:p>
                <text:p>SELECT *</text:p>
                <text:p>FROM pcategory_state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D (cont)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6">Query 6</text:span></text:p>
                <text:p>PERFORM tcat.category_name as top_category, tc.customer_name as top_customer, sum(s.quantity) as quantity_sold, sum(s.price) as dollar_value</text:p>
                <text:p>from sales s</text:p>
                <text:p>inner join (</text:p>
                <text:list>
                  <text:list-header>
                    <text:p>select id as customer_id, customer_name</text:p>
                    <text:p>from pcustomer</text:p>
                    <text:p>order by dollar_value desc</text:p>
                    <text:p>limit 20</text:p>
                  </text:list-header>
                </text:list>
                <text:p>) as tc on s.uid=tc.customer_id</text:p>
                <text:p>inner join products as p on s.pid=p.id</text:p>
                <text:p>inner join (</text:p>
                <text:list>
                  <text:list-header>
                    <text:p>select id as category_id, category_name </text:p>
                    <text:p>from pcategory</text:p>
                    <text:p>order by dollar_value desc</text:p>
                    <text:p>limit 20</text:p>
                  </text:list-header>
                </text:list>
                <text:p>) as tcat on p.cid=tcat.category_id</text:p>
                <text:p>group by tcat.category_name, tc.customer_name</text:p>
                <text:p>order by dollar_value desc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8:33:35.982775258</meta:creation-date>
    <dc:date>2015-03-15T18:36:07.001524209</dc:date>
    <meta:editing-duration>PT5H44M5S</meta:editing-duration>
    <meta:editing-cycles>24</meta:editing-cycles>
    <meta:generator>LibreOffice/4.2.7.2$Linux_X86_64 LibreOffice_project/420m0$Build-2</meta:generator>
    <meta:document-statistic meta:object-count="101"/>
  </office:meta>
</office:document-meta>
</file>